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 style:data-style-name="N3">
      <style:table-cell-properties fo:border="0.06pt solid #000000"/>
    </style:style>
    <style:style style:name="ce6" style:family="table-cell" style:parent-style-name="Default" style:data-style-name="N121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ean Costs by Group for Individuals and HH</text:p>
          </table:table-cell>
          <table:covered-table-cell table:style-name="ce1"/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<text:s text:c="5"/>PreID</text:p>
          </table:table-cell>
          <table:table-cell table:style-name="ce4" office:value-type="string" calcext:value-type="string">
            <text:p><text:s text:c="5"/>GeoID</text:p>
          </table:table-cell>
          <table:table-cell table:style-name="ce4" office:value-type="string" calcext:value-type="string">
            <text:p><text:s/>NoAssist</text:p>
          </table:table-cell>
          <table:table-cell table:style-name="ce4" office:value-type="string" calcext:value-type="string">
            <text:p>All Provinc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atient by Indv</text:p>
          </table:table-cell>
          <table:table-cell table:style-name="ce5" office:value-type="float" office:value="46608.75" calcext:value-type="float">
            <text:p>46,609</text:p>
          </table:table-cell>
          <table:table-cell table:style-name="ce5" office:value-type="float" office:value="51808.07" calcext:value-type="float">
            <text:p>51,808</text:p>
          </table:table-cell>
          <table:table-cell table:style-name="ce5" office:value-type="float" office:value="106659" calcext:value-type="float">
            <text:p>106,659</text:p>
          </table:table-cell>
          <table:table-cell table:style-name="ce5" table:formula="of:=SUM([.E9:.G9])" office:value-type="float" office:value="64520.7497211132" calcext:value-type="float">
            <text:p>64,5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patient by Indv</text:p>
          </table:table-cell>
          <table:table-cell table:style-name="ce5" office:value-type="float" office:value="56330.72" calcext:value-type="float">
            <text:p>56,331</text:p>
          </table:table-cell>
          <table:table-cell table:style-name="ce5" office:value-type="float" office:value="115018.29" calcext:value-type="float">
            <text:p>115,018</text:p>
          </table:table-cell>
          <table:table-cell table:style-name="ce5" office:value-type="float" office:value="315665.9" calcext:value-type="float">
            <text:p>315,666</text:p>
          </table:table-cell>
          <table:table-cell table:style-name="ce5" table:formula="of:=SUM([.E10:.G10])" office:value-type="float" office:value="23040.5519044157" calcext:value-type="float">
            <text:p>23,0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by Indv</text:p>
          </table:table-cell>
          <table:table-cell table:style-name="ce5" office:value-type="float" office:value="50575.76" calcext:value-type="float">
            <text:p>50,576</text:p>
          </table:table-cell>
          <table:table-cell table:style-name="ce5" office:value-type="float" office:value="65082.82" calcext:value-type="float">
            <text:p>65,083</text:p>
          </table:table-cell>
          <table:table-cell table:style-name="ce5" office:value-type="float" office:value="134539.2" calcext:value-type="float">
            <text:p>134,539</text:p>
          </table:table-cell>
          <table:table-cell table:style-name="ce5" table:formula="of:=SUM([.E11:.G11])" office:value-type="float" office:value="87561.2980507717" calcext:value-type="float">
            <text:p>87,56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by HH</text:p>
          </table:table-cell>
          <table:table-cell table:style-name="ce5" office:value-type="float" office:value="271354.81" calcext:value-type="float">
            <text:p>271,355</text:p>
          </table:table-cell>
          <table:table-cell table:style-name="ce5" office:value-type="float" office:value="409126.57" calcext:value-type="float">
            <text:p>409,127</text:p>
          </table:table-cell>
          <table:table-cell table:style-name="ce5" office:value-type="float" office:value="751004.5" calcext:value-type="float">
            <text:p>751,005</text:p>
          </table:table-cell>
          <table:table-cell table:style-name="ce5" table:formula="of:=SUM([.E12:.G12])" office:value-type="float" office:value="605842.591082772" calcext:value-type="float">
            <text:p>605,84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Provincial Num Indv</text:p>
          </table:table-cell>
          <table:table-cell table:style-name="ce5" office:value-type="float" office:value="3510" calcext:value-type="float">
            <text:p>3,510</text:p>
          </table:table-cell>
          <table:table-cell table:style-name="ce5" office:value-type="float" office:value="9326" calcext:value-type="float">
            <text:p>9,326</text:p>
          </table:table-cell>
          <table:table-cell table:style-name="ce5" office:value-type="float" office:value="20726" calcext:value-type="float">
            <text:p>20,726</text:p>
          </table:table-cell>
          <table:table-cell table:style-name="ce5" office:value-type="float" office:value="33562" calcext:value-type="float">
            <text:p>33,562</text:p>
          </table:table-cell>
          <table:table-cell table:number-columns-repeated="2"/>
        </table:table-row>
        <table:table-row table:style-name="ro1">
          <table:covered-table-cell/>
          <table:table-cell table:style-name="ce6" table:formula="of:=[.B7]/[.$E7]" office:value-type="percentage" office:value="0.104582563613611" calcext:value-type="percentage">
            <text:p>10.5%</text:p>
          </table:table-cell>
          <table:table-cell table:style-name="ce6" table:formula="of:=[.C7]/[.$E7]" office:value-type="percentage" office:value="0.277873785829212" calcext:value-type="percentage">
            <text:p>27.8%</text:p>
          </table:table-cell>
          <table:table-cell table:style-name="ce6" table:formula="of:=[.D7]/[.$E7]" office:value-type="percentage" office:value="0.617543650557178" calcext:value-type="percentage">
            <text:p>61.8%</text:p>
          </table:table-cell>
          <table:table-cell table:style-name="ce6" table:formula="of:=[.E7]/[.$E7]" office:value-type="percentage" office:value="1" calcext:value-type="percentage">
            <text:p>100.0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atient by Indv w/ 0</text:p>
          </table:table-cell>
          <table:table-cell table:style-name="ce7" office:value-type="float" office:value="37997.18" calcext:value-type="float">
            <text:p>37997.18</text:p>
          </table:table-cell>
          <table:table-cell table:style-name="ce7" office:value-type="float" office:value="33844.92" calcext:value-type="float">
            <text:p>33844.92</text:p>
          </table:table-cell>
          <table:table-cell table:style-name="ce7" office:value-type="float" office:value="82815.67" calcext:value-type="float">
            <text:p>82815.67</text:p>
          </table:table-cell>
          <table:table-cell table:style-name="ce10" table:formula="of:=[.B9]*[.B$8]" office:value-type="float" office:value="3973.84249448781" calcext:value-type="float">
            <text:p>3973.8424944878</text:p>
          </table:table-cell>
          <table:table-cell table:style-name="ce10" table:formula="of:=[.C9]*[.C$8]" office:value-type="float" office:value="9404.6160514868" calcext:value-type="float">
            <text:p>9404.6160514868</text:p>
          </table:table-cell>
          <table:table-cell table:style-name="ce10" table:formula="of:=[.D9]*[.D$8]" office:value-type="float" office:value="51142.2911751385" calcext:value-type="float">
            <text:p>51142.2911751385</text:p>
          </table:table-cell>
        </table:table-row>
        <table:table-row table:style-name="ro1">
          <table:table-cell table:style-name="ce2" office:value-type="string" calcext:value-type="string">
            <text:p>Inpatient by Indv w/ 0</text:p>
          </table:table-cell>
          <table:table-cell table:style-name="ce7" office:value-type="float" office:value="6116.292" calcext:value-type="float">
            <text:p>6116.292</text:p>
          </table:table-cell>
          <table:table-cell table:style-name="ce7" office:value-type="float" office:value="14214.051" calcext:value-type="float">
            <text:p>14214.051</text:p>
          </table:table-cell>
          <table:table-cell table:style-name="ce7" office:value-type="float" office:value="29878.345" calcext:value-type="float">
            <text:p>29878.345</text:p>
          </table:table-cell>
          <table:table-cell table:style-name="ce10" table:formula="of:=[.B10]*[.B$8]" office:value-type="float" office:value="639.657497169418" calcext:value-type="float">
            <text:p>639.6574971694</text:p>
          </table:table-cell>
          <table:table-cell table:style-name="ce10" table:formula="of:=[.C10]*[.C$8]" office:value-type="float" office:value="3949.71216333949" calcext:value-type="float">
            <text:p>3949.7121633395</text:p>
          </table:table-cell>
          <table:table-cell table:style-name="ce10" table:formula="of:=[.D10]*[.D$8]" office:value-type="float" office:value="18451.1822439068" calcext:value-type="float">
            <text:p>18451.1822439068</text:p>
          </table:table-cell>
        </table:table-row>
        <table:table-row table:style-name="ro1">
          <table:table-cell table:style-name="ce2" office:value-type="string" calcext:value-type="string">
            <text:p>Total by Indv w/ 0</text:p>
          </table:table-cell>
          <table:table-cell table:style-name="ce7" office:value-type="float" office:value="44113.47" calcext:value-type="float">
            <text:p>44113.47</text:p>
          </table:table-cell>
          <table:table-cell table:style-name="ce7" office:value-type="float" office:value="48058.97" calcext:value-type="float">
            <text:p>48058.97</text:p>
          </table:table-cell>
          <table:table-cell table:style-name="ce7" office:value-type="float" office:value="112694.01" calcext:value-type="float">
            <text:p>112694.01</text:p>
          </table:table-cell>
          <table:table-cell table:style-name="ce10" table:formula="of:=[.B11]*[.B$8]" office:value-type="float" office:value="4613.49978249211" calcext:value-type="float">
            <text:p>4613.4997824921</text:p>
          </table:table-cell>
          <table:table-cell table:style-name="ce10" table:formula="of:=[.C11]*[.C$8]" office:value-type="float" office:value="13354.3279369525" calcext:value-type="float">
            <text:p>13354.3279369525</text:p>
          </table:table-cell>
          <table:table-cell table:style-name="ce10" table:formula="of:=[.D11]*[.D$8]" office:value-type="float" office:value="69593.4703313271" calcext:value-type="float">
            <text:p>69593.4703313271</text:p>
          </table:table-cell>
        </table:table-row>
        <table:table-row table:style-name="ro1">
          <table:table-cell table:style-name="ce2" office:value-type="string" calcext:value-type="string">
            <text:p>Total by HH w/ 0</text:p>
          </table:table-cell>
          <table:table-cell table:style-name="ce5" office:value-type="float" office:value="271354.81" calcext:value-type="float">
            <text:p>271,355</text:p>
          </table:table-cell>
          <table:table-cell table:style-name="ce5" office:value-type="float" office:value="409126.57" calcext:value-type="float">
            <text:p>409,127</text:p>
          </table:table-cell>
          <table:table-cell table:style-name="ce5" office:value-type="float" office:value="751004.5" calcext:value-type="float">
            <text:p>751,005</text:p>
          </table:table-cell>
          <table:table-cell table:style-name="ce10" table:formula="of:=[.B12]*[.B$8]" office:value-type="float" office:value="28378.9816786842" calcext:value-type="float">
            <text:p>28378.9816786842</text:p>
          </table:table-cell>
          <table:table-cell table:style-name="ce10" table:formula="of:=[.C12]*[.C$8]" office:value-type="float" office:value="113685.54888922" calcext:value-type="float">
            <text:p>113685.54888922</text:p>
          </table:table-cell>
          <table:table-cell table:style-name="ce10" table:formula="of:=[.D12]*[.D$8]" office:value-type="float" office:value="463778.060514868" calcext:value-type="float">
            <text:p>463778.06051486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 number:grouping="true"/>
    </number:number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3:22:50.047773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1:41:15.449260755</meta:creation-date>
    <dc:date>2015-07-02T23:39:55.514643693</dc:date>
    <meta:editing-duration>PT18M18S</meta:editing-duration>
    <meta:editing-cycles>4</meta:editing-cycles>
    <meta:generator>LibreOffice/4.4.2.2$Linux_X86_64 LibreOffice_project/40m0$Build-2</meta:generator>
    <meta:document-statistic meta:table-count="1" meta:cell-count="62" meta:object-count="0"/>
  </office:meta>
</office:document-meta>
</file>